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 Black2" svg:font-family="'Playfair Display Black', serif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98a3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98a3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98a3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98a3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98a3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50bcb1" officeooo:paragraph-rsid="006d98a3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6edec2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paragraph-rsid="006edec2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7041ad" style:font-name-asian="Georgia1" style:font-name-complex="Georgia1"/>
    </style:style>
    <style:style style:name="P2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041a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7041ad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041ad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23ad53" officeooo:paragraph-rsid="007041ad" style:font-name-asian="Georgia1" style:font-name-complex="Georgia1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041ad" style:font-name-asian="Georgia1" style:font-name-complex="Georgia1"/>
    </style:style>
    <style:style style:name="P31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041ad" style:font-name-asian="Georgia1" style:font-name-complex="Georgia1"/>
    </style:style>
    <style:style style:name="P32" style:family="paragraph" style:parent-style-name="Text_20_body" style:list-style-name="L7">
      <style:text-properties officeooo:paragraph-rsid="007041ad"/>
    </style:style>
    <style:style style:name="T1" style:family="text">
      <style:text-properties officeooo:rsid="0033e01d"/>
    </style:style>
    <style:style style:name="T2" style:family="text">
      <style:text-properties officeooo:rsid="004f796a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4f796a" style:font-name-asian="Georgia1" style:font-name-complex="Georgia1"/>
    </style:style>
    <style:style style:name="T6" style:family="text">
      <style:text-properties officeooo:rsid="006d98a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Répétition de l’oral de présentation de la fiche </text:span><text:span text:style-name="T2">PT</text:span></text:p>
      <text:p text:style-name="Standard"/>
      <text:p text:style-name="P2"><draw:frame draw:style-name="fr1" draw:name="image6.png" text:anchor-type="as-char" svg:y="-1.099cm" svg:width="10.601cm" svg:height="1.506cm" draw:z-index="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6">📅 <text:span text:style-name="T3">Date de Création : </text:span><text:span text:style-name="T5">14</text:span><text:span text:style-name="T3">/</text:span><text:span text:style-name="T5">11</text:span><text:span text:style-name="T3">/</text:span><text:span text:style-name="T4">202</text:span><text:span text:style-name="T5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4"/></text:p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épétitions<text:tab/>2</text:a></text:p>
          <text:p text:style-name="P15"><text:a xlink:type="simple" xlink:href="#__RefHeading___Toc399_377169772" text:style-name="Index_20_Link" text:visited-style-name="Index_20_Link">A) Essai numéro 0 (sans Hugo)<text:tab/>2</text:a></text:p>
          <text:p text:style-name="P15"><text:a xlink:type="simple" xlink:href="#__RefHeading___Toc399_377169772%20Copie%201" text:style-name="Index_20_Link" text:visited-style-name="Index_20_Link">B) Retour après premier essai<text:tab/>2</text:a></text:p>
          <text:p text:style-name="P15"><text:a xlink:type="simple" xlink:href="#__RefHeading___Toc399_377169772%20Copie%203" text:style-name="Index_20_Link" text:visited-style-name="Index_20_Link">C) Retour après deuxième essai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Répétitions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Essai numéro 0 (sans Hugo)<text:bookmark-end text:name="__RefHeading___Toc399_377169772"/></text:p>
        </text:list-item>
      </text:list>
      <text:p text:style-name="P17"/>
      <text:p text:style-name="P19">Hugo en retard</text:p>
      <text:p text:style-name="P19"/>
      <text:p text:style-name="P19">Premiers ajustements </text:p>
      <text:p text:style-name="P7"/>
      <text:p text:style-name="P20"/>
      <text:list text:continue-numbering="true" text:style-name="L3">
        <text:list-item>
          <text:p text:style-name="P18"><text:bookmark-start text:name="__RefHeading___Toc399_377169772 Copie 1"/>Retour après premier essai<text:bookmark-end text:name="__RefHeading___Toc399_377169772 Copie 1"/></text:p>
        </text:list-item>
      </text:list>
      <text:p text:style-name="P20"/>
      <text:p text:style-name="P7">- Hugo : petite réf JDR en mode chef de projet = MJ peut-être</text:p>
      <text:p text:style-name="P7">- Arthur : gaffe aux <text:span text:style-name="T6">"</text:span>euh<text:span text:style-name="T6">"</text:span></text:p>
      <text:p text:style-name="P7"/>
      <text:p text:style-name="P20"/>
      <text:list text:continue-numbering="true" text:style-name="L3">
        <text:list-item>
          <text:p text:style-name="P18"><text:bookmark-start text:name="__RefHeading___Toc399_377169772 Copie 3"/>Retour après deuxième essai<text:bookmark-end text:name="__RefHeading___Toc399_377169772 Copie 3"/></text:p>
        </text:list-item>
      </text:list>
      <text:p text:style-name="P20"/>
      <text:p text:style-name="P21">- Hugo : pas de nom de famille</text:p>
      <text:p text:style-name="P21">- Arthur : moins de euh mais plus de difficultés d’élocution</text:p>
      <text:p text:style-name="P22"/>
      <text:p text:style-name="P23"/>
      <text:p text:style-name="P24"><text:bookmark-start text:name="__RefHeading___Toc395_377169772 Copie 2 Copie 2"/>Prochaine réunion<text:bookmark-end text:name="__RefHeading___Toc395_377169772 Copie 2 Copie 2"/></text:p>
      <text:p text:style-name="P25"/>
      <text:p text:style-name="P26"><text:bookmark-start text:name="__RefHeading___Toc399_377169772 Copie 2 Copie 2"/>Date<text:bookmark-end text:name="__RefHeading___Toc399_377169772 Copie 2 Copie 2"/></text:p>
      <text:p text:style-name="P25"/>
      <text:p text:style-name="P27">Samedi 16 novembre 2024, de 14h30 à 16h30</text:p>
      <text:p text:style-name="P25"/>
      <text:p text:style-name="P25"/>
      <text:p text:style-name="P26"><text:bookmark-start text:name="__RefHeading___Toc552_377169772 Copie 1 Copie 2"/>Ordre du jour<text:bookmark-end text:name="__RefHeading___Toc552_377169772 Copie 1 Copie 2"/></text:p>
      <text:p text:style-name="P25"/>
      <text:list text:style-name="L4">
        <text:list-item>
          <text:p text:style-name="P28">Retour sur notre présentation orale de la fiche projet tutoré</text:p>
        </text:list-item>
        <text:list-item>
          <text:p text:style-name="P28">Revue des tâches proposées</text:p>
        </text:list-item>
        <text:list-item>
          <text:p text:style-name="P28">Revue de la charte graphique</text:p>
        </text:list-item>
      </text:list>
      <text:p text:style-name="P25"/>
      <text:p text:style-name="P25"/>
      <text:p text:style-name="P26"><text:bookmark-start text:name="__RefHeading___Toc552_377169772 Copie 1 Copie 2 Copie 1"/>Devoirs<text:bookmark-end text:name="__RefHeading___Toc552_377169772 Copie 1 Copie 2 Copie 1"/></text:p>
      <text:p text:style-name="P29"/>
      <text:p text:style-name="P29">Loïs :</text:p>
      <text:list text:style-name="L5">
        <text:list-item>
          <text:p text:style-name="P30">Continuer l’élaboration de la charte graphique</text:p>
        </text:list-item>
        <text:list-item>
          <text:p text:style-name="P30">Répondre à la question : voulez-vous reprendre le site pour une utilisation personnelle et/ou lucrative après le projet tutoré ?</text:p>
        </text:list-item>
      </text:list>
      <text:p text:style-name="P29">Arthur :</text:p>
      <text:list text:style-name="L6">
        <text:list-item>
          <text:p text:style-name="P31">Répondre à la question : voulez-vous reprendre le site pour une utilisation personnelle et/ou lucrative après le projet tutoré ?</text:p>
        </text:list-item>
      </text:list>
      <text:p text:style-name="P29">Axel :</text:p>
      <text:list text:style-name="L7">
        <text:list-item>
          <text:p text:style-name="P32">Préparer le fichier de planning des tâches GANTT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 Black2" svg:font-family="'Playfair Display Black', serif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d98a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5"><draw:image xlink:href="Pictures/10000000000004030000011A1D50AB68.png" xlink:type="simple" xlink:show="embed" xlink:actuate="onLoad" draw:mime-type="image/png"/></draw:frame></text:p>
          <text:p text:style-name="MP2">Répétition de l’oral de présentation de la fiche P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1:43:05.078000000</dc:date>
    <meta:editing-duration>PT2H4M31S</meta:editing-duration>
    <meta:editing-cycles>71</meta:editing-cycles>
    <meta:print-date>2025-01-02T09:51:38.559000000</meta:print-date>
    <meta:printed-by>Fichiers PDF</meta:printed-by>
    <meta:document-statistic meta:table-count="0" meta:image-count="7" meta:object-count="0" meta:page-count="5" meta:paragraph-count="48" meta:word-count="260" meta:character-count="1372" meta:non-whitespace-character-count="1168"/>
  </office:meta>
</office:document-meta>
</file>